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</office:automatic-styles>
  <office:body>
    <office:text text:use-soft-page-breaks="true">
      <text:p text:style-name="P1">Control Jhon</text:p>
      <text:p text:style-name="Normal"/>
      <text:h text:style-name="Heading1" text:outline-level="1">Home Sweet Home</text:h>
      <text:p text:style-name="Normal"/>
      <text:list text:style-name="LFO1" text:continue-numbering="true">
        <text:list-item>
          <text:p text:style-name="P2">Jhon Henry is born in England<text:s/><text:s/>in 1930;</text:p>
        </text:list-item>
        <text:list-item>
          <text:p text:style-name="P3">He was adopted by William and Elizabeth Morris in the year 1933;</text:p>
          <text:list text:continue-numbering="true">
            <text:list-item>
              <text:p text:style-name="P4">The couple couldn’t have children;</text:p>
            </text:list-item>
            <text:list-item>
              <text:p text:style-name="P5">His father<text:s/>was a motor manufacturer;</text:p>
            </text:list-item>
            <text:list-item>
              <text:p text:style-name="P6">In the summer of 1933 him and his engineers just finished a new prototype of a car;</text:p>
            </text:list-item>
            <text:list-item>
              <text:p text:style-name="P7">His best friend Herbert and his wife Loretta took the car and drove it <text:s/>to the country side;</text:p>
            </text:list-item>
            <text:list-item>
              <text:p text:style-name="P8">They both died in an accident, except their little son Jhon who was only 3 years old;</text:p>
            </text:list-item>
            <text:list-item>
              <text:p text:style-name="P9">With no family closer to the kid other then the Morris’s, William and Elizabeth adopted the child;</text:p>
            </text:list-item>
          </text:list>
        </text:list-item>
        <text:list-item>
          <text:p text:style-name="P10">Elizabeth was not a good mother, Jhon was raised mostly by the servants;</text:p>
          <text:list text:continue-numbering="true">
            <text:list-item>
              <text:p text:style-name="P11">She fancied parties and men</text:p>
            </text:list-item>
            <text:list-item>
              <text:p text:style-name="P12">She used to send her servants on leave whenever someone from abroad visited her;</text:p>
            </text:list-item>
            <text:list-item>
              <text:p text:style-name="P13">When William said he feels obliged to take care of the child she insisted to put the child in a foster home;</text:p>
            </text:list-item>
            <text:list-item>
              <text:p text:style-name="P14">One day when one if hers lovers came by she told Jhon that their house is invaded by bandits and he has to <text:s/>hide in the basement;</text:p>
            </text:list-item>
            <text:list-item>
              <text:p text:style-name="P15">She left him there for two weeks, he was only eight years old; (he had food and water)</text:p>
            </text:list-item>
          </text:list>
        </text:list-item>
        <text:list-item>
          <text:p text:style-name="P16"/>
        </text:list-item>
        <text:list-item>
          <text:p text:style-name="P17">By the age of 15 he developed a love for books;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niel Simionescu</meta:initial-creator>
    <dc:creator>Daniel Simionescu</dc:creator>
    <meta:creation-date>2023-03-01T23:10:00Z</meta:creation-date>
    <dc:date>2023-03-01T23:51:00Z</dc:date>
    <meta:template xlink:href="Normal.dotm" xlink:type="simple"/>
    <meta:editing-cycles>1</meta:editing-cycles>
    <meta:editing-duration>PT2460S</meta:editing-duration>
    <meta:document-statistic meta:page-count="1" meta:paragraph-count="2" meta:word-count="168" meta:character-count="1125" meta:row-count="7" meta:non-whitespace-character-count="959"/>
  </office:meta>
</office:document-meta>
</file>